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1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2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3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4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5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6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7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8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19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0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0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1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6.29167in" svg:height="2.9583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P2">SITES TOURISTIQUE</text:p>
      <text:p text:style-name="P3"/>
      <text:p text:style-name="P4"/>
      <text:p text:style-name="P5"/>
      <text:p text:style-name="P6"/>
      <text:p text:style-name="P7"/>
      <text:p text:style-name="P8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9">Aucune entrée de table des matières n'a été trouvée.</text:span></text:p>
        </text:index-body>
      </text:table-of-content>
      <text:p text:style-name="Normal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h text:style-name="Titre1" text:outline-level="1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mas darras</meta:initial-creator>
    <dc:creator>thomas darras</dc:creator>
    <meta:creation-date>2023-01-27T12:09:00Z</meta:creation-date>
    <dc:date>2023-01-29T10:24:00Z</dc:date>
    <meta:template xlink:href="Normal" xlink:type="simple"/>
    <meta:editing-cycles>1</meta:editing-cycles>
    <meta:editing-duration>PT159060S</meta:editing-duration>
    <meta:document-statistic meta:page-count="3" meta:paragraph-count="1" meta:word-count="23" meta:character-count="154" meta:row-count="1" meta:non-whitespace-character-count="132"/>
  </office:meta>
</office:document-meta>
</file>